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04A1A7736756C0653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2a99" officeooo:paragraph-rsid="00092a99"/>
    </style:style>
    <style:style style:name="P2" style:family="paragraph" style:parent-style-name="Standard">
      <style:text-properties officeooo:rsid="00092c8f" officeooo:paragraph-rsid="00092c8f"/>
    </style:style>
    <style:style style:name="P3" style:family="paragraph" style:parent-style-name="Standard">
      <style:text-properties officeooo:rsid="0009e960" officeooo:paragraph-rsid="0009e960"/>
    </style:style>
    <style:style style:name="P4" style:family="paragraph" style:parent-style-name="Standard">
      <style:text-properties officeooo:rsid="000a800f" officeooo:paragraph-rsid="000a800f"/>
    </style:style>
    <style:style style:name="P5" style:family="paragraph" style:parent-style-name="Standard">
      <style:text-properties officeooo:rsid="0009e960" officeooo:paragraph-rsid="0009e960"/>
    </style:style>
    <style:style style:name="P6" style:family="paragraph" style:parent-style-name="Standard">
      <style:text-properties officeooo:rsid="000cc08d" officeooo:paragraph-rsid="0009e960"/>
    </style:style>
    <style:style style:name="P7" style:family="paragraph" style:parent-style-name="Standard">
      <style:text-properties officeooo:rsid="000cc08d" officeooo:paragraph-rsid="000cc08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92a99" officeooo:paragraph-rsid="000ea953" style:font-weight-asian="bold" style:font-weight-complex="bold"/>
    </style:style>
    <style:style style:name="P9" style:family="paragraph" style:parent-style-name="Standard">
      <style:text-properties fo:font-weight="bold" officeooo:rsid="00092c8f" officeooo:paragraph-rsid="00092c8f" style:font-weight-asian="bold" style:font-weight-complex="bold"/>
    </style:style>
    <style:style style:name="P10" style:family="paragraph" style:parent-style-name="Standard">
      <style:text-properties fo:font-weight="bold" officeooo:rsid="000a800f" officeooo:paragraph-rsid="000a800f" style:font-weight-asian="bold" style:font-weight-complex="bold"/>
    </style:style>
    <style:style style:name="P11" style:family="paragraph" style:parent-style-name="Standard">
      <style:text-properties fo:font-weight="bold" officeooo:rsid="0015739e" officeooo:paragraph-rsid="0015739e" style:font-weight-asian="bold" style:font-weight-complex="bold"/>
    </style:style>
    <style:style style:name="P12" style:family="paragraph" style:parent-style-name="Standard">
      <style:text-properties fo:font-weight="bold" officeooo:rsid="0009e960" officeooo:paragraph-rsid="0009e960" style:font-weight-asian="bold" style:font-weight-complex="bold"/>
    </style:style>
    <style:style style:name="P13" style:family="paragraph" style:parent-style-name="Standard">
      <style:text-properties fo:font-weight="bold" officeooo:rsid="002e125f" officeooo:paragraph-rsid="002e125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39d5e7" officeooo:paragraph-rsid="0039d5e7" style:font-weight-asian="bold" style:font-weight-complex="bold"/>
    </style:style>
    <style:style style:name="P15" style:family="paragraph" style:parent-style-name="Standard">
      <style:text-properties officeooo:rsid="00092a99" officeooo:paragraph-rsid="00092a99"/>
    </style:style>
    <style:style style:name="P16" style:family="paragraph" style:parent-style-name="Standard">
      <style:text-properties officeooo:rsid="00092a99" officeooo:paragraph-rsid="0026e340"/>
    </style:style>
    <style:style style:name="P17" style:family="paragraph" style:parent-style-name="Standard">
      <style:text-properties officeooo:rsid="000ea953" officeooo:paragraph-rsid="000f0d71"/>
    </style:style>
    <style:style style:name="P18" style:family="paragraph" style:parent-style-name="Standard">
      <style:text-properties officeooo:rsid="00111c31" officeooo:paragraph-rsid="00111c31"/>
    </style:style>
    <style:style style:name="P19" style:family="paragraph" style:parent-style-name="Standard">
      <style:text-properties officeooo:rsid="00092c8f" officeooo:paragraph-rsid="00092c8f"/>
    </style:style>
    <style:style style:name="P20" style:family="paragraph" style:parent-style-name="Standard">
      <style:text-properties officeooo:rsid="0011edb2" officeooo:paragraph-rsid="0011edb2"/>
    </style:style>
    <style:style style:name="P21" style:family="paragraph" style:parent-style-name="Standard">
      <style:text-properties officeooo:rsid="000a800f" officeooo:paragraph-rsid="0013a912"/>
    </style:style>
    <style:style style:name="P22" style:family="paragraph" style:parent-style-name="Standard">
      <style:text-properties officeooo:rsid="000a800f" officeooo:paragraph-rsid="000a800f"/>
    </style:style>
    <style:style style:name="P23" style:family="paragraph" style:parent-style-name="Standard">
      <style:text-properties officeooo:rsid="0015739e" officeooo:paragraph-rsid="0015739e"/>
    </style:style>
    <style:style style:name="P24" style:family="paragraph" style:parent-style-name="Standard">
      <style:text-properties fo:font-weight="normal" officeooo:rsid="0015739e" officeooo:paragraph-rsid="0015739e" style:font-weight-asian="normal" style:font-weight-complex="normal"/>
    </style:style>
    <style:style style:name="P25" style:family="paragraph" style:parent-style-name="Standard">
      <style:text-properties fo:font-weight="normal" officeooo:rsid="0009e960" officeooo:paragraph-rsid="0016bd81" style:font-weight-asian="normal" style:font-weight-complex="normal"/>
    </style:style>
    <style:style style:name="T1" style:family="text">
      <style:text-properties officeooo:rsid="00092c8f"/>
    </style:style>
    <style:style style:name="T2" style:family="text">
      <style:text-properties officeooo:rsid="000ea953"/>
    </style:style>
    <style:style style:name="T3" style:family="text">
      <style:text-properties officeooo:rsid="000f0d7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0d71" style:font-weight-asian="bold" style:font-weight-complex="bold"/>
    </style:style>
    <style:style style:name="T6" style:family="text">
      <style:text-properties fo:font-weight="bold" officeooo:rsid="0010beb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0d71" style:font-weight-asian="normal" style:font-weight-complex="normal"/>
    </style:style>
    <style:style style:name="T9" style:family="text">
      <style:text-properties officeooo:rsid="0010beb1"/>
    </style:style>
    <style:style style:name="T10" style:family="text">
      <style:text-properties officeooo:rsid="00111c31"/>
    </style:style>
    <style:style style:name="T11" style:family="text">
      <style:text-properties officeooo:rsid="0011edb2"/>
    </style:style>
    <style:style style:name="T12" style:family="text">
      <style:text-properties officeooo:rsid="0013a912"/>
    </style:style>
    <style:style style:name="T13" style:family="text">
      <style:text-properties officeooo:rsid="0015e23d"/>
    </style:style>
    <style:style style:name="T14" style:family="text">
      <style:text-properties officeooo:rsid="00164bec"/>
    </style:style>
    <style:style style:name="T15" style:family="text">
      <style:text-properties officeooo:rsid="0016bd81"/>
    </style:style>
    <style:style style:name="T16" style:family="text">
      <style:text-properties officeooo:rsid="0017d716"/>
    </style:style>
    <style:style style:name="T17" style:family="text">
      <style:text-properties officeooo:rsid="001bc6dc"/>
    </style:style>
    <style:style style:name="T18" style:family="text">
      <style:text-properties officeooo:rsid="001d2cdb"/>
    </style:style>
    <style:style style:name="T19" style:family="text">
      <style:text-properties officeooo:rsid="001fb9ef"/>
    </style:style>
    <style:style style:name="T20" style:family="text">
      <style:text-properties officeooo:rsid="00202140"/>
    </style:style>
    <style:style style:name="T21" style:family="text">
      <style:text-properties officeooo:rsid="0026356c"/>
    </style:style>
    <style:style style:name="T22" style:family="text">
      <style:text-properties officeooo:rsid="0026e340"/>
    </style:style>
    <style:style style:name="T23" style:family="text">
      <style:text-properties officeooo:rsid="0009e960"/>
    </style:style>
    <style:style style:name="T24" style:family="text">
      <style:text-properties officeooo:rsid="002ed8a2"/>
    </style:style>
    <style:style style:name="T25" style:family="text">
      <style:text-properties officeooo:rsid="00320289"/>
    </style:style>
    <style:style style:name="T26" style:family="text">
      <style:text-properties officeooo:rsid="003304ee"/>
    </style:style>
    <style:style style:name="T27" style:family="text">
      <style:text-properties officeooo:rsid="00346200"/>
    </style:style>
    <style:style style:name="T28" style:family="text">
      <style:text-properties officeooo:rsid="0034f1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-COMMERCE - <text:span text:style-name="T2">PETSHOP</text:span> </text:p>
      <text:p text:style-name="P14">Nome: </text:p>
      <text:p text:style-name="P8"><text:span text:style-name="T2"><text:s/></text:span></text:p>
      <text:p text:style-name="P1"/>
      <text:p text:style-name="P1"><text:span text:style-name="T6">1. </text:span><text:span text:style-name="T4">TELAS</text:span>: </text:p>
      <text:p text:style-name="P1">1- Home (lista produtos que estão em alta);</text:p>
      <text:p text:style-name="P17">2- Categorias:</text:p>
      <text:p text:style-name="P17"><text:span text:style-name="T5"><text:tab/>Tipo de animal</text:span><text:span text:style-name="T3"> (Cachorro, gato, pássaro, peixe, roedores, hamster, répteis; </text:span></text:p>
      <text:p text:style-name="P17"><text:tab/><text:span text:style-name="T5">Tipo de produto: </text:span><text:span text:style-name="T7">alimentos, acessórios, roupas, coleiras;</text:span></text:p>
      <text:p text:style-name="P17"><text:span text:style-name="T7"><text:tab/></text:span><text:span text:style-name="T5">Higiene e saúde</text:span><text:span text:style-name="T8">: remédios, suplementos, vacinas, tapete higiênico, escovas, shampoo; </text:span></text:p>
      <text:p text:style-name="P1"><text:span text:style-name="T2">3</text:span>- Tela do produto (Nome do produto, foto, valor, calculo de frete, produtos relacionados, informações do produto, ficha técnica(tamanho, código e marca), comentários de compradores );</text:p>
      <text:p text:style-name="P20">4-<text:span text:style-name="T10"> Carrinho;</text:span></text:p>
      <text:p text:style-name="P18"><text:span text:style-name="T11">5</text:span>- Sobre nós;</text:p>
      <text:p text:style-name="P1"><text:span text:style-name="T11">6</text:span>- Garantia estendida? </text:p>
      <text:p text:style-name="P1"><text:span text:style-name="T11">7</text:span>- <text:span text:style-name="T2">T</text:span>ela de login <text:span text:style-name="T1">(API para logar com Google ou Facebook)</text:span></text:p>
      <text:p text:style-name="P1"><text:span text:style-name="T11">8</text:span>- Tela de cadastro;</text:p>
      <text:p text:style-name="P1"><text:span text:style-name="T10">9</text:span>- Tela para escolher a entrega do produtos, forma de pagamento (boleto ou cartão de crédito);</text:p>
      <text:p text:style-name="P1"><text:span text:style-name="T10">10</text:span>- confirmação do pedido.</text:p>
      <text:p text:style-name="P1"/>
      <text:p text:style-name="P1"/>
      <text:p text:style-name="P9"><text:span text:style-name="T9">2. </text:span>PROCESSOS PARA A COMPRA:</text:p>
      <text:p text:style-name="P2"><draw:frame draw:style-name="fr1" draw:name="Figura1" text:anchor-type="paragraph" svg:width="17cm" svg:height="1.289cm" draw:z-index="0"><draw:image xlink:href="Pictures/10000201000003CF0000004A1A7736756C065357.png" xlink:type="simple" xlink:show="embed" xlink:actuate="onLoad" loext:mime-type="image/png"/></draw:frame></text:p>
      <text:p text:style-name="P2"><text:tab/><text:tab/><text:tab/><text:tab/></text:p>
      <text:p text:style-name="P1"/>
      <text:p text:style-name="P10"><text:span text:style-name="T9">3. </text:span>HEADER, NAV:</text:p>
      <text:p text:style-name="P4">- Logo;</text:p>
      <text:p text:style-name="P4">- Formulário para buscar produto no site;</text:p>
      <text:p text:style-name="P4">- Login/ criação de usuário;</text:p>
      <text:p text:style-name="P4">- Carrinho;</text:p>
      <text:p text:style-name="P21">- Itens da loja ex: sala, sozinha, quarto, livros;</text:p>
      <text:p text:style-name="P21">- <text:span text:style-name="T12">Sobre nós.</text:span></text:p>
      <text:p text:style-name="P4"/>
      <text:p text:style-name="P11">4. FOOTER:</text:p>
      <text:p text:style-name="P24">- Logo;</text:p>
      <text:p text:style-name="P24">- Telefone;</text:p>
      <text:p text:style-name="P24">- E-mail;</text:p>
      <text:p text:style-name="P24">- Cnpj;</text:p>
      <text:p text:style-name="P24">- Redes sociais: Insta, facebook…</text:p>
      <text:p text:style-name="P24">- Bandeira de cartão;</text:p>
      <text:p text:style-name="P24">- <text:span text:style-name="T13">Copyright;</text:span></text:p>
      <text:p text:style-name="P24">- <text:span text:style-name="T13">Certificado de segurança;</text:span></text:p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2"><text:span text:style-name="T14">5. FUNCIONALIDADES:</text:span></text:p>
      <text:p text:style-name="P25">- <text:span text:style-name="T15">Pagamento via API;</text:span></text:p>
      <text:p text:style-name="P1">- Ajustar perfil administrador e perfil cliente;</text:p>
      <text:p text:style-name="P1">- <text:span text:style-name="T16">Banco de dados relacional;</text:span></text:p>
      <text:p text:style-name="P1">- Escolher quantidade de cada item;</text:p>
      <text:p text:style-name="P1">- <text:span text:style-name="T17">B</text:span>usca por produto <text:span text:style-name="T17">(select no banco de dados);</text:span></text:p>
      <text:p text:style-name="P1">- Criar uma key para <text:span text:style-name="T18">o produto</text:span>;</text:p>
      <text:p text:style-name="P1">- <text:span text:style-name="T18">Criar código do pedido (código da compra);</text:span></text:p>
      <text:p text:style-name="P1">- Criar envio do pedido para o <text:span text:style-name="T19">e-mail e </text:span>whatsapp;</text:p>
      <text:p text:style-name="P1">- <text:span text:style-name="T20">Cadastro do cliente (nome, cpf, Cep, endereço que fica na nota, telefones, e-mail, código de pedidos já realizados );</text:span></text:p>
      <text:p text:style-name="P16">- <text:span text:style-name="T22">Api própria para entrega alimentos; </text:span></text:p>
      <text:p text:style-name="P16">- Adicionar calculo de frete/ <text:span text:style-name="T21">tempo de entrega; </text:span></text:p>
      <text:p text:style-name="P1">- Ajustar controle de exibição para clientes não cadastrados na plataforma;</text:p>
      <text:p text:style-name="P1">- <text:span text:style-name="T24">Cupom de desconto.</text:span></text:p>
      <text:p text:style-name="P1"/>
      <text:p text:style-name="P1"/>
      <text:p text:style-name="P13">6. <text:span text:style-name="T23">ESTRUTURA DO BANCO:</text:span></text:p>
      <text:p text:style-name="P1">- <text:span text:style-name="T27">tipoP</text:span>roduto</text:p>
      <text:p text:style-name="P1"><text:s text:c="2"/>|- key</text:p>
      <text:p text:style-name="P1"><text:s text:c="2"/>|- qtdEstoque</text:p>
      <text:p text:style-name="P1"><text:s text:c="2"/>|- titulo</text:p>
      <text:p text:style-name="P1"><text:s text:c="2"/>|- descricao</text:p>
      <text:p text:style-name="P1"><text:s text:c="2"/>|- valor</text:p>
      <text:p text:style-name="P1"><text:s text:c="2"/>|- codigoProduto / <text:span text:style-name="T26">codigoCompra</text:span></text:p>
      <text:p text:style-name="P1"><text:s text:c="2"/>|- categoria : "<text:span text:style-name="T25">saúde</text:span>"</text:p>
      <text:p text:style-name="P1"/>
      <text:p text:style-name="P1"/>
      <text:p text:style-name="P1">- usuario_detalhe</text:p>
      <text:p text:style-name="P1"><text:s text:c="2"/>|-key</text:p>
      <text:p text:style-name="P1"><text:s text:c="2"/>|- email</text:p>
      <text:p text:style-name="P1"><text:s text:c="2"/>|- nomeCompleto</text:p>
      <text:p text:style-name="P1"><text:s text:c="2"/>|- cpf</text:p>
      <text:p text:style-name="P1"><text:s text:c="2"/>|- cepEndereco</text:p>
      <text:p text:style-name="P1"><text:s text:c="2"/>|- ruaEndereco (preencher automaticamente com api de consulta de cep)</text:p>
      <text:p text:style-name="P1"><text:s text:c="2"/>|- numeroEndereco</text:p>
      <text:p text:style-name="P1"><text:s text:c="2"/>|- complementoEndereco</text:p>
      <text:p text:style-name="P1"><text:s text:c="2"/>|- referenciaEndereco</text:p>
      <text:p text:style-name="P1"><text:s text:c="2"/>|- bairroEndereco (preencher automaticamente com api de consulta de cep)</text:p>
      <text:p text:style-name="P1"><text:s text:c="2"/>|- cidadeEndereco (preencher automaticamente com api de consulta de cep)</text:p>
      <text:p text:style-name="P1"><text:s text:c="2"/>|- estadoEndereco (preencher automaticamente com api de consulta de cep)</text:p>
      <text:p text:style-name="P1"><text:s text:c="2"/>|- paisEndereco (preencher automaticamente com api de consulta de cep)</text:p>
      <text:p text:style-name="P1"><text:s text:c="2"/>|- telefone1</text:p>
      <text:p text:style-name="P1"><text:s text:c="2"/>|- telefone2</text:p>
      <text:p text:style-name="P1"><text:s text:c="2"/>|- pedidos : [listaPedidosKey]</text:p>
      <text:p text:style-name="P1"/>
      <text:p text:style-name="P1"/>
      <text:p text:style-name="P1">- pedidos</text:p>
      <text:p text:style-name="P1"><text:s text:c="2"/>|-key (chave unica para cada pedido)</text:p>
      <text:p text:style-name="P1"><text:s text:c="2"/>|- keyUser : (chave do usuario)</text:p>
      <text:p text:style-name="P1"><text:s text:c="2"/>|- numPedido : (numero visivel para o cliente)</text:p>
      <text:p text:style-name="P1"><text:soft-page-break/><text:s text:c="2"/>|- listaProdutos : "”</text:p>
      <text:p text:style-name="P1"><text:s text:c="2"/>|- valorTotal : (sem frete)</text:p>
      <text:p text:style-name="P1"><text:s text:c="2"/>|- valorTotal : (com frete)</text:p>
      <text:p text:style-name="P1"><text:s text:c="2"/>|- enderecoEntrega : ""</text:p>
      <text:p text:style-name="P1"><text:s text:c="2"/>|- pago : true | false </text:p>
      <text:p text:style-name="P1"><text:s text:c="2"/>|- dataPedido : ""</text:p>
      <text:p text:style-name="P1"><text:s text:c="2"/>|-entregue : true | false</text:p>
      <text:p text:style-name="P1"><text:s text:c="2"/>|- status "Aguardando confirmação do pagamento", "Em rota de entrega", "Entregue"</text:p>
      <text:p text:style-name="P1"/>
      <text:p text:style-name="P1"/>
      <text:p text:style-name="P12"><text:span text:style-name="T28">7. </text:span>API’S EXTERNAS:</text:p>
      <text:p text:style-name="P3">- IBGE (localização na hora do cadastro);</text:p>
      <text:p text:style-name="P3">- API Pague seguro;</text:p>
      <text:p text:style-name="P3">- API para login com rede social.</text:p>
      <text:p text:style-name="P3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22:48:01.475263587</meta:creation-date>
    <dc:date>2020-07-22T22:14:10.117083467</dc:date>
    <meta:editing-duration>PT56M56S</meta:editing-duration>
    <meta:editing-cycles>42</meta:editing-cycles>
    <meta:generator>LibreOffice/6.0.7.3$Linux_X86_64 LibreOffice_project/00m0$Build-3</meta:generator>
    <meta:document-statistic meta:table-count="0" meta:image-count="1" meta:object-count="0" meta:page-count="3" meta:paragraph-count="91" meta:word-count="466" meta:character-count="2913" meta:non-whitespace-character-count="2451"/>
  </office:meta>
</office:document-meta>
</file>